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break-before="page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Arial Unicode MS" style:font-size-asian="18pt" style:font-style-asian="normal" style:font-weight-asian="bold" style:font-name-complex="Tahoma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855cm" style:run-through="foreground"/>
    </style:style>
    <style:style style:name="gr3" style:family="graphic">
      <style:graphic-properties svg:stroke-width="0.101cm" draw:marker-end="Arrow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solid" svg:stroke-width="0cm" draw:fill="hatch" draw:fill-color="#ffffff" draw:fill-hatch-name="Black_20_45_20_Degrees" draw:fill-hatch-solid="true" draw:textarea-horizontal-align="center" draw:textarea-vertical-align="middle" fo:padding-top="0cm" fo:padding-bottom="0cm" fo:padding-left="0cm" fo:padding-right="0cm" style:run-through="foreground"/>
    </style:style>
    <style:style style:name="gr5" style:family="graphic">
      <style:graphic-properties draw:fill="solid" draw:fill-color="#000000" draw:textarea-horizontal-align="center" draw:textarea-vertical-align="middle" style:run-through="foreground"/>
    </style:style>
    <style:style style:name="gr6" style:family="graphic">
      <style:graphic-properties style:run-through="foreground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ashed" svg:stroke-width="0.101cm" draw:marker-end="Arrow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draw:fill-hatch-name="Black_20_45_20_Degrees" draw:fill-hatch-solid="true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Ultrafine_20_Dashe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3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ordinate system of the image file</text:p>
      <text:p text:style-name="P1"><draw:g text:anchor-type="paragraph" draw:z-index="0" draw:style-name="gr1"><draw:frame draw:style-name="gr2" svg:width="0.835cm" svg:height="0.856cm" svg:x="8.968cm" svg:y="0.667cm">
      <draw:text-box>
       <text:p>X</text:p>
      </draw:text-box>
     </draw:frame><draw:frame draw:style-name="gr2" svg:width="0.835cm" svg:height="0.856cm" svg:x="4.022cm" svg:y="4.005cm">
      <draw:text-box>
       <text:p>Y</text:p>
      </draw:text-box>
     </draw:frame><draw:line draw:style-name="gr3" draw:text-style-name="P3" svg:x1="3.697cm" svg:y1="0.932cm" svg:x2="8.784cm" svg:y2="0.932cm">
      <text:p/>
     </draw:line><draw:line draw:style-name="gr3" draw:text-style-name="P3" svg:x1="3.697cm" svg:y1="0.932cm" svg:x2="3.697cm" svg:y2="4.492cm">
      <text:p/>
     </draw:line><draw:rect draw:style-name="gr4" draw:text-style-name="P3" svg:width="4.336cm" svg:height="2.789cm" svg:x="3.697cm" svg:y="0.932cm">
      <text:p/>
     </draw:rect><draw:circle draw:style-name="gr5" draw:text-style-name="P3" svg:width="0.244cm" svg:height="0.244cm" svg:x="7.927cm" svg:y="3.604cm">
      <text:p/>
     </draw:circle><draw:circle draw:style-name="gr5" draw:text-style-name="P3" svg:width="0.244cm" svg:height="0.244cm" svg:x="3.546cm" svg:y="0.789cm">
      <text:p/>
     </draw:circle><draw:frame draw:style-name="gr2" svg:width="1.849cm" svg:height="0.976cm" svg:x="2.371cm" svg:y="0.131cm">
      <draw:text-box>
       <text:p>Origin</text:p>
       <text:p>(0,0)</text:p>
      </draw:text-box>
     </draw:frame><draw:frame draw:style-name="gr2" svg:width="3.954cm" svg:height="0.856cm" svg:x="6.543cm" svg:y="3.99cm">
      <draw:text-box>
       <text:p>(width-1, height-1)</text:p>
      </draw:text-box>
     </draw:frame>
    </draw:g></text:p>
      <text:p text:style-name="P1">Image coordinate system</text:p>
      <text:p text:style-name="P1"><draw:g text:anchor-type="paragraph" draw:z-index="1" draw:style-name="gr6"><draw:frame draw:style-name="gr2" svg:width="0.835cm" svg:height="0.856cm" svg:x="8.846cm" svg:y="1.46cm">
      <draw:text-box>
       <text:p>X</text:p>
      </draw:text-box>
     </draw:frame><draw:frame draw:style-name="gr2" svg:width="0.835cm" svg:height="0.856cm" svg:x="5.366cm" svg:y="3.475cm">
      <draw:text-box>
       <text:p>Y</text:p>
      </draw:text-box>
     </draw:frame><draw:rect draw:style-name="gr4" draw:text-style-name="P3" svg:width="4.336cm" svg:height="2.789cm" svg:x="3.637cm" svg:y="0.199cm">
      <text:p/>
     </draw:rect><draw:line draw:style-name="gr3" draw:text-style-name="P3" svg:x1="5.856cm" svg:y1="0.199cm" svg:x2="5.856cm" svg:y2="3.759cm">
      <text:p/>
     </draw:line><draw:frame draw:style-name="gr2" svg:width="3.65cm" svg:height="0.976cm" svg:x="6.828cm" svg:y="2.988cm">
      <draw:text-box>
       <text:p>Origin</text:p>
       <text:p>(width/2, height/2)</text:p>
      </draw:text-box>
     </draw:frame><draw:line draw:style-name="gr3" draw:text-style-name="P3" svg:x1="3.656cm" svg:y1="1.705cm" svg:x2="8.743cm" svg:y2="1.705cm">
      <text:p/>
     </draw:line><draw:circle draw:style-name="gr5" draw:text-style-name="P3" svg:width="0.327cm" svg:height="0.327cm" svg:x="5.706cm" svg:y="1.554cm">
      <text:p/>
     </draw:circle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mera coordinate syste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g text:anchor-type="paragraph" draw:z-index="2" draw:style-name="gr6"><draw:frame draw:style-name="gr2" svg:width="0.835cm" svg:height="0.856cm" svg:x="8.522cm" svg:y="0.069cm">
      <draw:text-box>
       <text:p>Y</text:p>
      </draw:text-box>
     </draw:frame><draw:rect draw:style-name="gr4" draw:text-style-name="P3" svg:width="4.336cm" svg:height="2.789cm" svg:x="3.637cm" svg:y="-3.695cm">
      <text:p/>
     </draw:rect><draw:line draw:style-name="gr7" draw:text-style-name="P3" svg:x1="5.856cm" svg:y1="-3.695cm" svg:x2="5.856cm" svg:y2="-0.135cm">
      <text:p/>
     </draw:line><draw:line draw:style-name="gr7" draw:text-style-name="P3" svg:x1="3.657cm" svg:y1="-2.189cm" svg:x2="8.744cm" svg:y2="-2.189cm">
      <text:p/>
     </draw:line><draw:circle draw:style-name="gr5" draw:text-style-name="P3" svg:width="0.327cm" svg:height="0.327cm" svg:x="5.706cm" svg:y="-2.34cm">
      <text:p/>
     </draw:circle><draw:line draw:style-name="gr3" draw:text-style-name="P3" svg:x1="3.558cm" svg:y1="-0.091cm" svg:x2="3.558cm" svg:y2="3.469cm">
      <text:p/>
     </draw:line><draw:line draw:style-name="gr3" draw:text-style-name="P3" svg:x1="3.558cm" svg:y1="-0.091cm" svg:x2="8.645cm" svg:y2="-0.091cm">
      <text:p/>
     </draw:line><draw:line draw:style-name="gr3" draw:text-style-name="P3" svg:x1="3.558cm" svg:y1="-0.092cm" svg:x2="5.856cm" svg:y2="-2.189cm">
      <text:p/>
     </draw:line><draw:frame draw:style-name="gr2" draw:text-style-name="P4" svg:width="0.835cm" svg:height="0.856cm" svg:x="4.84cm" svg:y="-2.085cm">
      <draw:text-box>
       <text:p>X</text:p>
      </draw:text-box>
     </draw:frame><draw:frame draw:style-name="gr2" svg:width="0.835cm" svg:height="0.856cm" svg:x="3.943cm" svg:y="2.877cm">
      <draw:text-box>
       <text:p>Z</text:p>
      </draw:text-box>
     </draw:frame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Local Spherical coordinate system</text:p>
      <text:p text:style-name="P1"><draw:g text:anchor-type="paragraph" draw:z-index="3" draw:style-name="gr8"><draw:frame draw:style-name="gr9" draw:text-style-name="P6" svg:width="0.839cm" svg:height="0.787cm" svg:x="8.412cm" svg:y="3.988cm">
      <draw:text-box>
       <text:p text:style-name="P5"><text:span text:style-name="T1">Y</text:span></text:p>
      </draw:text-box>
     </draw:frame><draw:rect draw:style-name="gr10" draw:text-style-name="P7" svg:width="4.345cm" svg:height="2.797cm" svg:x="3.519cm" svg:y="0.217cm">
      <text:p/>
     </draw:rect><draw:line draw:style-name="gr11" draw:text-style-name="P7" svg:x1="5.744cm" svg:y1="0.217cm" svg:x2="5.744cm" svg:y2="5.037cm">
      <text:p/>
     </draw:line><draw:line draw:style-name="gr12" draw:text-style-name="P7" svg:x1="3.54cm" svg:y1="1.726cm" svg:x2="8.637cm" svg:y2="1.726cm">
      <text:p/>
     </draw:line><draw:line draw:style-name="gr13" draw:text-style-name="P7" svg:x1="3.44cm" svg:y1="3.827cm" svg:x2="3.44cm" svg:y2="6.102cm">
      <text:p/>
     </draw:line><draw:line draw:style-name="gr14" draw:text-style-name="P7" svg:x1="3.44cm" svg:y1="3.827cm" svg:x2="8.537cm" svg:y2="3.827cm">
      <text:p/>
     </draw:line><draw:line draw:style-name="gr15" draw:text-style-name="P7" svg:x1="3.44cm" svg:y1="3.827cm" svg:x2="5.743cm" svg:y2="1.726cm">
      <text:p/>
     </draw:line><draw:frame draw:style-name="gr16" draw:text-style-name="P6" svg:width="0.839cm" svg:height="0.786cm" svg:x="5.07cm" svg:y="1.085cm">
      <draw:text-box>
       <text:p text:style-name="P5"><text:span text:style-name="T1">X</text:span></text:p>
      </draw:text-box>
     </draw:frame><draw:frame draw:style-name="gr17" draw:text-style-name="P6" svg:width="0.837cm" svg:height="0.787cm" svg:x="3.648cm" svg:y="5.514cm">
      <draw:text-box>
       <text:p text:style-name="P5"><text:span text:style-name="T1">Z</text:span></text:p>
      </draw:text-box>
     </draw:frame><draw:line draw:style-name="gr18" draw:text-style-name="P7" svg:x1="7.196cm" svg:y1="1.726cm" svg:x2="7.196cm" svg:y2="2.651cm">
      <text:p/>
     </draw:line><draw:line draw:style-name="gr19" draw:text-style-name="P7" svg:x1="7.197cm" svg:y1="2.651cm" svg:x2="5.744cm" svg:y2="2.651cm">
      <text:p/>
     </draw:line><draw:ellipse draw:style-name="gr20" draw:text-style-name="P7" svg:width="0.152cm" svg:height="0.154cm" svg:x="7.127cm" svg:y="2.575cm">
      <text:p/>
     </draw:ellipse><draw:line draw:style-name="gr21" draw:text-style-name="P7" svg:x1="3.44cm" svg:y1="3.827cm" svg:x2="7.196cm" svg:y2="1.726cm">
      <text:p/>
     </draw:line><draw:line draw:style-name="gr22" draw:text-style-name="P7" svg:x1="3.44cm" svg:y1="3.828cm" svg:x2="7.196cm" svg:y2="2.651cm">
      <text:p/>
     </draw:line><draw:frame draw:style-name="gr23" draw:text-style-name="P8" svg:width="0.415cm" svg:height="0.786cm" svg:x="4.902cm" svg:y="2.205cm">
      <draw:text-box>
       <text:p text:style-name="P5"><text:span text:style-name="T2">λ</text:span></text:p>
      </draw:text-box>
     </draw:frame><draw:frame draw:style-name="gr24" draw:text-style-name="P9" svg:width="0.837cm" svg:height="0.787cm" svg:x="5.264cm" svg:y="2.411cm">
      <draw:text-box>
       <text:p text:style-name="P5"><text:span text:style-name="T3">φ</text:span></text:p>
      </draw:text-box>
     </draw:frame><draw:frame draw:style-name="gr25" draw:text-style-name="P11" svg:width="1.502cm" svg:height="0.787cm" svg:x="5.735cm" svg:y="1.074cm">
      <draw:text-box>
       <text:p text:style-name="P10"><text:span text:style-name="T3">sx</text:span></text:p>
      </draw:text-box>
     </draw:frame><draw:frame draw:style-name="gr26" draw:text-style-name="P9" svg:width="1.467cm" svg:height="0.786cm" svg:x="7.157cm" svg:y="1.817cm">
      <draw:text-box>
       <text:p text:style-name="P5"><text:span text:style-name="T3">sy</text:span></text:p>
      </draw:text-box>
     </draw:frame><draw:frame draw:style-name="gr27" draw:text-style-name="P9" svg:width="0.451cm" svg:height="0.786cm" svg:x="4.13cm" svg:y="2.205cm">
      <draw:text-box>
       <text:p text:style-name="P5"><text:span text:style-name="T3">f</text:span></text:p>
      </draw:text-box>
     </draw:frame><draw:path draw:style-name="gr28" draw:text-style-name="P12" svg:width="0.655cm" svg:height="0.079cm" svg:x="4.474cm" svg:y="2.802cm" svg:viewBox="0 0 656 80" svg:d="m0 80c562-180 656 0 656 0">
      <text:p/>
     </draw:path><draw:path draw:style-name="gr29" draw:text-style-name="P12" svg:width="0.187cm" svg:height="0.43cm" draw:transform="rotate (0.06108652381979) translate (5.16079638000375cm 2.84312837129616cm)" svg:viewBox="0 0 188 431" svg:d="m0 76204c407-264 27-431 27-431">
      <text:p/>
     </draw:path>
    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058cm" draw:rotation="450"/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13:54:20.37</meta:creation-date>
    <dc:date>2009-10-27T16:06:29.39</dc:date>
    <meta:editing-duration>PT02H12M06S</meta:editing-duration>
    <meta:editing-cycles>7</meta:editing-cycles>
    <meta:generator>OpenOffice.org/3.1$Win32 OpenOffice.org_project/310m11$Build-9399</meta:generator>
    <meta:document-statistic meta:table-count="0" meta:image-count="0" meta:object-count="0" meta:page-count="2" meta:paragraph-count="4" meta:word-count="16" meta:character-count="115"/>
  </office:meta>
</office:document-meta>
</file>